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2.7cm" style:rel-column-width="31843*"/>
    </style:style>
    <style:style style:name="Table8.B" style:family="table-column">
      <style:table-column-properties style:column-width="13.437cm" style:rel-column-width="33692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26.137cm" table:align="margins"/>
    </style:style>
    <style:style style:name="Table13.A" style:family="table-column">
      <style:table-column-properties style:column-width="13.069cm" style:rel-column-width="32767*"/>
    </style:style>
    <style:style style:name="Table13.B" style:family="table-column">
      <style:table-column-properties style:column-width="13.069cm" style:rel-column-width="32768*"/>
    </style:style>
    <style:style style:name="Table1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background-color="#dddddd" fo:padding="0.097cm" fo:border="0.5pt solid #000000">
        <style:background-image/>
      </style:table-cell-properties>
    </style:style>
    <style:style style:name="Table13.A2" style:family="table-cell">
      <style:table-cell-properties fo:padding="0.097cm" fo:border-left="0.5pt solid #000000" fo:border-right="none" fo:border-top="none" fo:border-bottom="0.5pt solid #000000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Preformatted_20_Text">
      <style:text-properties style:font-name="Courier New" fo:font-size="10pt" fo:language="zxx" fo:country="none" officeooo:paragraph-rsid="01b5675d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Preformatted_20_Text">
      <style:text-properties officeooo:paragraph-rsid="01b5675d"/>
    </style:style>
    <style:style style:name="P102" style:family="paragraph" style:parent-style-name="Table_20_Contents">
      <style:text-properties style:font-name="Courier New" fo:font-size="10pt" fo:language="zxx" fo:country="none" officeooo:paragraph-rsid="01b8980f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text-properties style:font-name="Courier New" fo:font-size="10pt" fo:language="zxx" fo:country="none" officeooo:paragraph-rsid="0194577a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Table_20_Contents">
      <style:text-properties style:font-name="Courier New" fo:font-size="10pt" fo:language="zxx" fo:country="none" officeooo:paragraph-rsid="01910599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text-properties style:font-name="Courier New" fo:font-size="10pt" fo:language="zxx" fo:country="none" officeooo:paragraph-rsid="01907f3d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text-properties style:font-name="Courier New" fo:font-size="10pt" fo:language="zxx" fo:country="none" fo:font-weight="normal" officeooo:rsid="01a363c6" officeooo:paragraph-rsid="01b5675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7" style:family="paragraph" style:parent-style-name="Table_20_Contents">
      <style:text-properties style:font-name="Courier New" fo:font-size="10pt" fo:language="zxx" fo:country="none" officeooo:paragraph-rsid="01b5675d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fo:language="zxx" fo:country="none" officeooo:paragraph-rsid="01b1624f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Table_20_Contents">
      <style:text-properties style:font-name="Courier New" fo:font-size="10pt" fo:language="zxx" fo:country="none" officeooo:paragraph-rsid="01c6170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text-properties style:font-name="Courier New" fo:font-size="10pt" fo:language="zxx" fo:country="none" officeooo:paragraph-rsid="019563dc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text-properties style:font-name="Courier New" fo:font-size="10pt" fo:language="zxx" fo:country="none" officeooo:paragraph-rsid="01b2e26f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fo:language="zxx" fo:country="none" officeooo:paragraph-rsid="01a363c6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b68ce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b68ce7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Standard">
      <style:text-properties fo:language="zxx" fo:country="none" officeooo:paragraph-rsid="01a469f2" style:language-asian="zxx" style:country-asian="none" style:language-complex="zxx" style:country-complex="none"/>
    </style:style>
    <style:style style:name="P116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7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9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0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1" style:family="paragraph" style:parent-style-name="Table_20_Heading">
      <style:text-properties officeooo:paragraph-rsid="00cdb627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Heading">
      <style:text-properties officeooo:paragraph-rsid="00f96f63"/>
    </style:style>
    <style:style style:name="P124" style:family="paragraph" style:parent-style-name="Table_20_Contents">
      <style:text-properties officeooo:paragraph-rsid="00c7f6dc"/>
    </style:style>
    <style:style style:name="P125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26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2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29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30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2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33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34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5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6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37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38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9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0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1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2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3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4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5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46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47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48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49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50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1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2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3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4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6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57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58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59" style:family="paragraph" style:parent-style-name="Standard">
      <style:text-properties fo:language="zxx" fo:country="none" officeooo:paragraph-rsid="01321b50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8a3f59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8c40b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115dae8"/>
    </style:style>
    <style:style style:name="T13" style:family="text">
      <style:text-properties officeooo:rsid="001a49c9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b324d5"/>
    </style:style>
    <style:style style:name="T16" style:family="text">
      <style:text-properties style:font-name="Courier New" officeooo:rsid="00ad1a15"/>
    </style:style>
    <style:style style:name="T17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officeooo:rsid="001b737f"/>
    </style:style>
    <style:style style:name="T23" style:family="text">
      <style:text-properties officeooo:rsid="0039eda9"/>
    </style:style>
    <style:style style:name="T24" style:family="text">
      <style:text-properties officeooo:rsid="0119603b"/>
    </style:style>
    <style:style style:name="T25" style:family="text">
      <style:text-properties officeooo:rsid="0037af12"/>
    </style:style>
    <style:style style:name="T26" style:family="text">
      <style:text-properties officeooo:rsid="01187765"/>
    </style:style>
    <style:style style:name="T27" style:family="text">
      <style:text-properties officeooo:rsid="00344ea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741202"/>
    </style:style>
    <style:style style:name="T30" style:family="text">
      <style:text-properties officeooo:rsid="00743fc3"/>
    </style:style>
    <style:style style:name="T31" style:family="text">
      <style:text-properties officeooo:rsid="0070d36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7ff895"/>
    </style:style>
    <style:style style:name="T34" style:family="text">
      <style:text-properties officeooo:rsid="007cc2fb"/>
    </style:style>
    <style:style style:name="T3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7cc5a9"/>
    </style:style>
    <style:style style:name="T38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9" style:family="text">
      <style:text-properties officeooo:rsid="00811fd3"/>
    </style:style>
    <style:style style:name="T40" style:family="text">
      <style:text-properties officeooo:rsid="007eaf13"/>
    </style:style>
    <style:style style:name="T41" style:family="text">
      <style:text-properties officeooo:rsid="00805afe"/>
    </style:style>
    <style:style style:name="T42" style:family="text">
      <style:text-properties officeooo:rsid="008c005d"/>
    </style:style>
    <style:style style:name="T43" style:family="text">
      <style:text-properties officeooo:rsid="008cf0cb"/>
    </style:style>
    <style:style style:name="T44" style:family="text">
      <style:text-properties officeooo:rsid="008b97e2"/>
    </style:style>
    <style:style style:name="T45" style:family="text">
      <style:text-properties officeooo:rsid="008d1655"/>
    </style:style>
    <style:style style:name="T46" style:family="text">
      <style:text-properties officeooo:rsid="0096bbfe"/>
    </style:style>
    <style:style style:name="T47" style:family="text">
      <style:text-properties officeooo:rsid="009934c6"/>
    </style:style>
    <style:style style:name="T48" style:family="text">
      <style:text-properties fo:font-weight="bold" officeooo:rsid="009934c6" style:font-weight-asian="bold" style:font-weight-complex="bold"/>
    </style:style>
    <style:style style:name="T49" style:family="text">
      <style:text-properties fo:font-weight="normal" officeooo:rsid="009934c6" style:font-weight-asian="normal" style:font-weight-complex="normal"/>
    </style:style>
    <style:style style:name="T50" style:family="text">
      <style:text-properties fo:font-weight="normal" officeooo:rsid="00a243e7" style:font-weight-asian="normal" style:font-weight-complex="normal"/>
    </style:style>
    <style:style style:name="T51" style:family="text">
      <style:text-properties fo:font-weight="normal" officeooo:rsid="009ab8e1" style:font-weight-asian="normal" style:font-weight-complex="normal"/>
    </style:style>
    <style:style style:name="T52" style:family="text">
      <style:text-properties fo:font-weight="bold" officeooo:rsid="009816f5" style:font-weight-asian="bold" style:font-weight-complex="bold"/>
    </style:style>
    <style:style style:name="T53" style:family="text">
      <style:text-properties officeooo:rsid="009816f5"/>
    </style:style>
    <style:style style:name="T54" style:family="text">
      <style:text-properties officeooo:rsid="00b60f55"/>
    </style:style>
    <style:style style:name="T55" style:family="text">
      <style:text-properties officeooo:rsid="0097b804"/>
    </style:style>
    <style:style style:name="T56" style:family="text">
      <style:text-properties officeooo:rsid="01a56ab5"/>
    </style:style>
    <style:style style:name="T57" style:family="text">
      <style:text-properties officeooo:rsid="0106d6bb"/>
    </style:style>
    <style:style style:name="T58" style:family="text">
      <style:text-properties style:font-name="Courier New" officeooo:rsid="01a363c6"/>
    </style:style>
    <style:style style:name="T59" style:family="text">
      <style:text-properties style:font-name="Courier New" fo:font-size="10pt" fo:language="zxx" fo:country="none" fo:font-style="italic" officeooo:rsid="01a363c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0" style:family="text">
      <style:text-properties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1" style:family="text">
      <style:text-properties style:font-name="Courier New" fo:language="zxx" fo:country="none" fo:font-style="italic" officeooo:rsid="01a363c6" style:language-asian="zxx" style:country-asian="none" style:font-style-asian="italic" style:language-complex="zxx" style:country-complex="none" style:font-style-complex="italic"/>
    </style:style>
    <style:style style:name="T62" style:family="text">
      <style:text-properties style:font-name="Courier New" fo:font-size="10pt" fo:language="zxx" fo:country="none" officeooo:rsid="01a363c6" style:font-size-asian="10pt" style:language-asian="zxx" style:country-asian="none" style:font-size-complex="10pt" style:language-complex="zxx" style:country-complex="none"/>
    </style:style>
    <style:style style:name="T63" style:family="text">
      <style:text-properties style:font-name="Courier New" fo:font-size="10pt" fo:language="zxx" fo:country="none" officeooo:rsid="01a469f2" style:font-size-asian="10pt" style:language-asian="zxx" style:country-asian="none" style:font-size-complex="10pt" style:language-complex="zxx" style:country-complex="none"/>
    </style:style>
    <style:style style:name="T64" style:family="text">
      <style:text-properties officeooo:rsid="0194577a"/>
    </style:style>
    <style:style style:name="T65" style:family="text">
      <style:text-properties officeooo:rsid="018f5d2c"/>
    </style:style>
    <style:style style:name="T66" style:family="text">
      <style:text-properties officeooo:rsid="01b1624f"/>
    </style:style>
    <style:style style:name="T67" style:family="text">
      <style:text-properties officeooo:rsid="01910599"/>
    </style:style>
    <style:style style:name="T68" style:family="text">
      <style:text-properties officeooo:rsid="01907f3d"/>
    </style:style>
    <style:style style:name="T69" style:family="text">
      <style:text-properties officeooo:rsid="01ab4808"/>
    </style:style>
    <style:style style:name="T70" style:family="text">
      <style:text-properties officeooo:rsid="01a7c96b"/>
    </style:style>
    <style:style style:name="T71" style:family="text">
      <style:text-properties officeooo:rsid="01b68ce7"/>
    </style:style>
    <style:style style:name="T72" style:family="text">
      <style:text-properties officeooo:rsid="01b78a77"/>
    </style:style>
    <style:style style:name="T73" style:family="text">
      <style:text-properties officeooo:rsid="00bf0abc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style:font-name="Courier New" officeooo:rsid="00cc3a00"/>
    </style:style>
    <style:style style:name="T76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7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8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9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0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1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2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3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4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5" style:family="text">
      <style:text-properties officeooo:rsid="01091322"/>
    </style:style>
    <style:style style:name="T86" style:family="text">
      <style:text-properties style:font-name="Courier New" fo:font-size="10pt" style:font-size-asian="10pt" style:font-size-complex="10pt"/>
    </style:style>
    <style:style style:name="T87" style:family="text">
      <style:text-properties officeooo:rsid="0103f236"/>
    </style:style>
    <style:style style:name="T88" style:family="text">
      <style:text-properties officeooo:rsid="01392d14"/>
    </style:style>
    <style:style style:name="T89" style:family="text">
      <style:text-properties officeooo:rsid="0135a488"/>
    </style:style>
    <style:style style:name="T90" style:family="text">
      <style:text-properties officeooo:rsid="01380f40"/>
    </style:style>
    <style:style style:name="T91" style:family="text">
      <style:text-properties officeooo:rsid="0139253b"/>
    </style:style>
    <style:style style:name="T92" style:family="text">
      <style:text-properties officeooo:rsid="0168ee45"/>
    </style:style>
    <style:style style:name="T93" style:family="text">
      <style:text-properties officeooo:rsid="01392ef2"/>
    </style:style>
    <style:style style:name="T94" style:family="text">
      <style:text-properties officeooo:rsid="013791af"/>
    </style:style>
    <style:style style:name="T95" style:family="text">
      <style:text-properties officeooo:rsid="0142d9f5"/>
    </style:style>
    <style:style style:name="T96" style:family="text">
      <style:text-properties officeooo:rsid="01554319"/>
    </style:style>
    <style:style style:name="T97" style:family="text">
      <style:text-properties officeooo:rsid="013d0157"/>
    </style:style>
    <style:style style:name="T98" style:family="text">
      <style:text-properties officeooo:rsid="013f6bc5"/>
    </style:style>
    <style:style style:name="T99" style:family="text">
      <style:text-properties officeooo:rsid="01412c79"/>
    </style:style>
    <style:style style:name="T100" style:family="text">
      <style:text-properties officeooo:rsid="016453ff"/>
    </style:style>
    <style:style style:name="T101" style:family="text">
      <style:text-properties officeooo:rsid="01624e20"/>
    </style:style>
    <style:style style:name="T102" style:family="text">
      <style:text-properties officeooo:rsid="016fa2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4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2">from(arrayLike, mapFn);</text:span></text:p>
            <text:p text:style-name="P8">&lt;TypedArray&gt;.<text:span text:style-name="T12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3">Byte</text:span></text:p>
            <text:p text:style-name="Standard"><text:span text:style-name="Default_20_Paragraph_20_Font"><text:span text:style-name="T9">Uint8ClampedArray();</text:span></text:span></text:p>
            <text:p text:style-name="P5">0 to 255, 1 byte, uint8_t, <text:span text:style-name="T13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3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4">-65504</text:span></text:span> to <text:span text:style-name="Source_20_Text"><text:span text:style-name="T14">6550</text:span></text:span><text:span text:style-name="Source_20_Text"><text:span text:style-name="T15">4</text:span></text:span><text:span text:style-name="Source_20_Text"><text:span text:style-name="T14">, </text:span></text:span><text:span text:style-name="Source_20_Text"><text:span text:style-name="T16">2 byte</text:span></text:span> <text:s/></text:p>
            <text:p text:style-name="P6">Float32Array();</text:p>
            <text:p text:style-name="P5">1.2x10-38 to 3.4x1038, 4 byte, float, <text:span text:style-name="T13">Real</text:span></text:p>
            <text:p text:style-name="P6">Float64Array();</text:p>
            <text:p text:style-name="P5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10">target.addEventListener(&lt;type&gt;,&lt;listener&gt;[,useCapture]</text:span></text:span><text:span text:style-name="Source_20_Text"><text:span text:style-name="T17">);</text:span></text:span><text:span text:style-name="Source_20_Text"><text:span text:style-name="T18"> or</text:span></text:span><text:span text:style-name="Source_20_Text"><text:span text:style-name="T19"> target.addEventListener</text:span></text:span><text:span text:style-name="Source_20_Text"><text:span text:style-name="T18">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removeEventListener(&lt;type&gt;,&lt;listener&gt;[,useCapture]</text:span></text:span><text:span text:style-name="Source_20_Text"><text:span text:style-name="T17">);</text:span></text:span><text:span text:style-name="Source_20_Text"><text:span text:style-name="T18"> or </text:span></text:span><text:span text:style-name="Source_20_Text"><text:span text:style-name="T19">target.removeEventListener(</text:span></text:span><text:span text:style-name="Source_20_Text"><text:span text:style-name="T10">&lt;type&gt;,&lt;listener&gt;[,options]);</text:span></text:span></text:p>
            <text:p text:style-name="P13"><text:span text:style-name="Source_20_Text"><text:span text:style-name="T10">target.dispatchEvent(&lt;event&gt;); </text:span></text:span><text:span text:style-name="Source_20_Text"><text:span text:style-name="T20">and</text:span></text:span><text:span text:style-name="Source_20_Text"><text:span text:style-name="T21"> </text:span></text:span><text:span text:style-name="Source_20_Text"><text:span text:style-name="T10">target.type();</text:span></text:span><text:span text:style-name="Source_20_Text"><text:span text:style-name="T18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10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10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9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9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5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2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10">IE9: XML support</text:span></text:span></text:p>
            <text:p text:style-name="P13"><text:span text:style-name="Source_20_Text"><text:span text:style-name="T10">IE10+IE11: XML, SVG and HTML support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5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5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5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5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5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5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5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3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4">Firefox for Android</text:span> 39</text:p>
            <text:p text:style-name="P25">Chrome, <text:span text:style-name="T24">Chrome Android, WebView Android</text:span> 42</text:p>
            <text:p text:style-name="P25">Edge 14</text:p>
            <text:p text:style-name="P25">Opera 29</text:p>
            <text:p text:style-name="P25">Safari 10.1, <text:span text:style-name="T24">Safari on iOS 10.3</text:span></text:p>
            <text:p text:style-name="P25">Samsung <text:span text:style-name="T25">I</text:span><text:span text:style-name="T26">nternet</text:span><text:span text:style-name="T25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7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8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8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9">m</text:span><text:span text:style-name="T30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1">2</text:span>, Chrome and Edge 8<text:span text:style-name="T31">0</text:span>, Safari 1<text:span text:style-name="T31">3.1</text:span>, <text:span text:style-name="T31">Safari on iOS 13.4, </text:span>Samsung Internet <text:span text:style-name="T31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2">returns its right-hand side operand when its left-hand side operand is null or undefined</text:span>, <text:span text:style-name="T32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2">only assigns if x is nullish</text:span> <text:span text:style-name="T32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2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2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8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8">// 0</text:span></text:p>
            <text:p text:style-name="P48">x &amp;&amp;= 1; <text:span text:style-name="T28">// 0</text:span></text:p>
            <text:p text:style-name="P48">y &amp;&amp;= 1; <text:span text:style-name="T28">// 1</text:span></text:p>
            <text:p text:style-name="P48">y &amp;&amp;= 0; <text:span text:style-name="T28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8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8">// 50</text:span></text:p>
            <text:p text:style-name="P50">a.speed ??= 25; <text:s text:c="3"/><text:span text:style-name="T28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8">// 2</text:span></text:p>
            <text:p text:style-name="P50">b &amp;&amp;= 2; <text:span text:style-name="T28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3">4</text:span><text:span text:style-name="T31">2</text:span>, Chrome <text:span text:style-name="T33">49, </text:span>Edge <text:span text:style-name="T33">12</text:span>, Safari 1<text:span text:style-name="T33">0</text:span>, <text:span text:style-name="T31">Safari on iOS 1</text:span><text:span text:style-name="T33">0</text:span><text:span text:style-name="T31">, </text:span>Samsung Internet <text:span text:style-name="T33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4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5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6">Similar to Object.defineProperty(). Returns a boolean that is </text:span><text:span text:style-name="Source_20_Text"><text:span text:style-name="T35">true</text:span></text:span><text:span text:style-name="T36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5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7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5">Object.getOwnPropertyDescriptor(</text:span></text:span><text:span text:style-name="Source_20_Text"><text:span text:style-name="T38">target</text:span></text:span><text:span text:style-name="Source_20_Text"><text:span text:style-name="T35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5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5">Object.getPrototypeOf(</text:span></text:span><text:span text:style-name="Source_20_Text"><text:span text:style-name="T38">target</text:span></text:span><text:span text:style-name="Source_20_Text"><text:span text:style-name="T35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9">p</text:span>ropertyKey <text:span text:style-name="T40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5">Object.isExtensible(</text:span></text:span><text:span text:style-name="Source_20_Text"><text:span text:style-name="T38">target</text:span></text:span><text:span text:style-name="Source_20_Text"><text:span text:style-name="T35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1">P</text:span>revents new properties from ever being added to an object. <text:span text:style-name="T39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5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1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1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5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2">Object</text:span></text:p>
          </table:table-cell>
          <table:table-cell table:style-name="Table6.B1" office:value-type="string">
            <text:p text:style-name="P77">Set <text:span text:style-name="T42">Object </text:span><text:span text:style-name="T43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4">var myMap = new Map(</text:span><text:span text:style-name="T42">[iterable]</text:span><text:span text:style-name="T44">);</text:span></text:p>
            <text:p text:style-name="P78"/>
            <text:p text:style-name="P78">// <text:span text:style-name="T44">The Map object</text:span><text:span text:style-name="T42">s</text:span><text:span text:style-name="T44"> are iterable.</text:span></text:p>
            <text:p text:style-name="P78">for (<text:span text:style-name="T44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2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3">e</text:span> of setB) {</text:p>
            <text:p text:style-name="P81"><text:s text:c="4"/>if (_d.has(<text:span text:style-name="T43">e</text:span>)) { _d.delete(<text:span text:style-name="T43">e</text:span>); } else { _d.add(<text:span text:style-name="T43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2">Set </text:span>{1, 2, 3, 4, 5, 6}</text:p>
            <text:p text:style-name="P81">intersection(setA, setC); <text:s text:c="7"/>// <text:span text:style-name="T42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4">var my</text:span><text:span text:style-name="T42">Set</text:span><text:span text:style-name="T44"> = new </text:span><text:span text:style-name="T42">Set</text:span><text:span text:style-name="T44">(</text:span><text:span text:style-name="T42">[iterable]</text:span><text:span text:style-name="T44">);</text:span></text:p>
            <text:p text:style-name="P84"/>
            <text:p text:style-name="P84">// <text:span text:style-name="T44">The </text:span><text:span text:style-name="T42">Set</text:span><text:span text:style-name="T44"> object</text:span><text:span text:style-name="T42">s</text:span><text:span text:style-name="T44"> are iterable.</text:span></text:p>
            <text:p text:style-name="P84">for (const item of mySet) { console.log(item); }</text:p>
            <text:p text:style-name="P84"/>
            <text:p text:style-name="P84"><text:span text:style-name="T44">var clone</text:span><text:span text:style-name="T42">Set</text:span><text:span text:style-name="T44"> = new </text:span><text:span text:style-name="T42">Set</text:span><text:span text:style-name="T44">(my</text:span><text:span text:style-name="T42">S</text:span><text:span text:style-name="T45">e</text:span><text:span text:style-name="T42">t</text:span><text:span text:style-name="T44">);</text:span></text:p>
            <text:p text:style-name="P84"><text:span text:style-name="T42">Set</text:span><text:span text:style-name="T44">.prototype.size;</text:span></text:p>
            <text:p text:style-name="P84"><text:span text:style-name="T42">Set</text:span><text:span text:style-name="T44">.prototype.</text:span><text:span text:style-name="T42">add</text:span><text:span text:style-name="T44">(&lt;value&gt;); -&gt; </text:span><text:span text:style-name="T42">Set</text:span><text:span text:style-name="T44"> object</text:span></text:p>
            <text:p text:style-name="P81"><text:span text:style-name="T42">Set</text:span>.prototype.has(&lt;<text:span text:style-name="T42">value</text:span>&gt;); -&gt; boolean</text:p>
            <text:p text:style-name="P81"><text:span text:style-name="T42">Set</text:span>.prototype.delete(&lt;<text:span text:style-name="T42">value</text:span>&gt;); -&gt; boolean</text:p>
            <text:p text:style-name="P81"><text:span text:style-name="T42">Set</text:span>.prototype.clear(); -&gt; undefined</text:p>
            <text:p text:style-name="P81"/>
            <text:p text:style-name="P81"><text:span text:style-name="T42">Set</text:span>.prototype.forEach(function (value,<text:span text:style-name="T42">value</text:span>,<text:span text:style-name="T42">set</text:span>)<text:span text:style-name="T42">)</text:span>; -&gt; undefined</text:p>
            <text:p text:style-name="P81"><text:span text:style-name="T42">Set</text:span>.prototype.keys(); -&gt; iterator of <text:span text:style-name="T42">values</text:span></text:p>
            <text:p text:style-name="P81"><text:span text:style-name="T42">Set</text:span>.prototype.values(); -&gt; iterator of values</text:p>
            <text:p text:style-name="P81"><text:span text:style-name="T42">Set</text:span>.prototype.entries(); -&gt; iterator of [<text:span text:style-name="T42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6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7">object&gt;[</text:span>,mapFn<text:span text:style-name="T47">[</text:span>,thisArg<text:span text:style-name="T47">]]</text:span>)</text:p>
            <text:p text:style-name="P87"><text:s text:c="2"/>.<text:span text:style-name="T47">then((resultArray) =&gt; /* todo with resultArray */);</text:span></text:p>
            <text:p text:style-name="P88"/>
            <text:p text:style-name="P88"><text:span text:style-name="T48">Object types:</text:span><text:span text:style-name="T47"> </text:span><text:span text:style-name="T49">async iterable, iterable </text:span><text:span text:style-name="T50">(Array, Map, Set, NodeList, etc.)</text:span><text:span text:style-name="T51">, </text:span><text:span text:style-name="T49">array-like</text:span></text:p>
            <text:p text:style-name="P89"/>
            <text:p text:style-name="P90"><text:span text:style-name="T52">mapfn parameters: </text:span><text:span text:style-name="T53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4">Set</text:span></text:p>
            <text:p text:style-name="P91">Set.prototype.union(other): <text:span text:style-name="T54">Set</text:span></text:p>
            <text:p text:style-name="P91">Set.prototype.difference(other): <text:span text:style-name="T54">Set</text:span></text:p>
            <text:p text:style-name="P91">Set.prototype.symmetricDifference(other): <text:span text:style-name="T54">Set</text:span></text:p>
            <text:p text:style-name="P91">Set.prototype.isSubsetOf(other): <text:span text:style-name="T54">Boolean</text:span></text:p>
            <text:p text:style-name="P91">Set.prototype.isSupersetOf(other): <text:span text:style-name="T54">Boolean</text:span></text:p>
            <text:p text:style-name="P91">Set.prototype.isDisjointFrom(other): <text:span text:style-name="T54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5">res</text:span>) =&gt; console.log("asyncIterable1: "+<text:span text:style-name="T55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5">res</text:span>) =&gt; console.log("asyncIterable2: "+<text:span text:style-name="T55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5">res</text:span>) =&gt; console.log("[4,5,6,7,8]: "+<text:span text:style-name="T55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5">res</text:span>) =&gt; console.log("[4,5,6,7,8] + fn: "+<text:span text:style-name="T55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3">res</text:span>) =&gt; console.log("Set: "+<text:span text:style-name="T55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5">res</text:span>) =&gt; console.log("Set + fn: "+<text:span text:style-name="T55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5">res</text:span>) =&gt; console.log("arraylike: "+<text:span text:style-name="T55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5">res</text:span>) =&gt; console.log("arraylike + fn: "+<text:span text:style-name="T55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 <text:span text:style-name="T56">1</text:span></text:p>
          </table:table-cell>
          <table:table-cell table:style-name="Table8.B1" office:value-type="string">
            <text:p text:style-name="P97">Iterator methods samples <text:span text:style-name="T56">1</text:span></text:p>
          </table:table-cell>
        </table:table-row>
        <table:table-row>
          <table:table-cell table:style-name="Table8.A2" office:value-type="string"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7">22</text:span></text:p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concat(it1, it2, /* …, */ itN);</text:p>
            <text:p text:style-name="P98"/>
            <text:p text:style-name="P100"><text:span text:style-name="Source_20_Text"><text:span text:style-name="T14">Iterator.zip(iterables</text:span></text:span><text:span text:style-name="Source_20_Text"><text:span text:style-name="T58">[</text:span></text:span><text:span text:style-name="Source_20_Text"><text:span text:style-name="T14">, options</text:span></text:span><text:span text:style-name="Source_20_Text"><text:span text:style-name="T58">]</text:span></text:span><text:span text:style-name="Source_20_Text"><text:span text:style-name="T14">);</text:span></text:span></text:p>
            <text:p text:style-name="P101"><text:span text:style-name="Source_20_Text"><text:span text:style-name="T59">options object: </text:span></text:span></text:p>
            <text:p text:style-name="P101"><text:span text:style-name="Source_20_Text"><text:span text:style-name="T60"><text:s/></text:span></text:span><text:span text:style-name="Source_20_Text"><text:span text:style-name="T59"><text:s/>"mode": </text:span></text:span><text:span text:style-name="Source_20_Text"><text:span text:style-name="T60">"shortest" </text:span></text:span><text:span text:style-name="Source_20_Text"><text:span text:style-name="T61">(</text:span></text:span><text:span text:style-name="Source_20_Text"><text:span text:style-name="T59">default), "longest", "strict"</text:span></text:span></text:p>
            <text:p text:style-name="P101"><text:span text:style-name="Source_20_Text"><text:span text:style-name="T59"><text:s text:c="2"/>"padding": padding[i] (iterator converting to array)</text:span></text:span></text:p>
            <text:p text:style-name="P101"><text:span text:style-name="Source_20_Text"><text:span text:style-name="T62"/></text:span></text:p>
            <text:p text:style-name="P101"><text:span text:style-name="Source_20_Text"><text:span text:style-name="T62">Iterator.zipKeyed(iterables</text:span></text:span><text:span text:style-name="Source_20_Text"><text:span text:style-name="T63">[</text:span></text:span><text:span text:style-name="Source_20_Text"><text:span text:style-name="T62">, options</text:span></text:span><text:span text:style-name="Source_20_Text"><text:span text:style-name="T63">]</text:span></text:span><text:span text:style-name="Source_20_Text"><text:span text:style-name="T62">);</text:span></text:span></text:p>
            <text:p text:style-name="P101"><text:span text:style-name="Source_20_Text"><text:span text:style-name="T59">options object: </text:span></text:span></text:p>
            <text:p text:style-name="P101"><text:span text:style-name="Source_20_Text"><text:span text:style-name="T60"><text:s/></text:span></text:span><text:span text:style-name="Source_20_Text"><text:span text:style-name="T59"><text:s/>"mode": </text:span></text:span><text:span text:style-name="Source_20_Text"><text:span text:style-name="T60">"shortest" </text:span></text:span><text:span text:style-name="Source_20_Text"><text:span text:style-name="T61">(</text:span></text:span><text:span text:style-name="Source_20_Text"><text:span text:style-name="T59">default), "longest", "strict"</text:span></text:span></text:p>
            <text:p text:style-name="P101"><text:span text:style-name="Source_20_Text"><text:span text:style-name="T61"><text:s text:c="2"/>"padding": padding[i] (iterator converting to array)</text:span></text:span>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102">Iterator.prototype.reduce(callbackFn(accumulator, </text:p>
            <text:p text:style-name="P102"><text:s text:c="2"/>currentValue, currentIndex), initialValue: Optional);</text:p>
            <text:p text:style-name="P102"/>
          </table:table-cell>
          <table:table-cell table:style-name="Table8.B2" office:value-type="string">
            <text:p text:style-name="P103">var A1 = [1, 2, 3, 4, 5, 6]</text:p>
            <text:p text:style-name="P103"><text:span text:style-name="T64">var </text:span>A<text:span text:style-name="T65">2</text:span> = [<text:span text:style-name="T65">7</text:span>, <text:span text:style-name="T65">8</text:span>, <text:span text:style-name="T65">9</text:span>, <text:span text:style-name="T65">10</text:span>, <text:span text:style-name="T65">11</text:span>, <text:span text:style-name="T65">12</text:span>];</text:p>
            <text:p text:style-name="P98"/>
            <text:p text:style-name="P98">Iterator.from(A1); // Iterator&lt;<text:span text:style-name="T66">any&gt;</text:span> { 1, 2, 3, 4, 5, 6 }</text:p>
            <text:p text:style-name="P98"/>
            <text:p text:style-name="P104">Iterator.concat(A1.<text:span text:style-name="T67">values(), A2.values()</text:span>);</text:p>
            <text:p text:style-name="P105">// Iterator&lt;<text:span text:style-name="T66">any&gt;</text:span> { 1, 2, 3, 4, 5, 6, <text:span text:style-name="T68">7, </text:span><text:span text:style-name="T65">8</text:span>, <text:span text:style-name="T65">9</text:span>, <text:span text:style-name="T65">10</text:span>, <text:span text:style-name="T65">11</text:span>, <text:span text:style-name="T65">12 </text:span>}</text:p>
            <text:p text:style-name="P105"/>
            <text:p text:style-name="P106">Iterator.zip([A1.values(), A2.values()]);</text:p>
            <text:p text:style-name="P107">// Iterator&lt;<text:span text:style-name="T69">Array&gt;</text:span> { [1, 7], <text:s/>[ 2, 8 ], [ 3, 9 ], [ 4, 10 ], <text:s/>[ 5, 11 ], [ 6, 12 ] <text:span text:style-name="T70">}</text:span></text:p>
            <text:p text:style-name="P107"/>
            <text:p text:style-name="P107">Iterator.zipKeyed([A1.values(), A2.values()]);</text:p>
            <text:p text:style-name="P107">// Iterator&lt;<text:span text:style-name="T69">Object&gt;</text:span> { {0: 1, 1: 7}, {0: 2, 1: 8}, {0: 3, 1: 9}, {0: 4, 1: 10}, {0: 5, 1: 11}, {0: 6, 1: 12} <text:span text:style-name="T69">}</text:span></text:p>
            <text:p text:style-name="P105"/>
            <text:p text:style-name="P105">A1.values().drop(3); // Iterato<text:span text:style-name="T66">r&lt;any&gt;</text:span>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108">A1.values().filter((x) =&gt; x &gt; 3); // Iterator<text:span text:style-name="T66">&lt;any&gt;</text:span> { 4, 5, 6 }</text:p>
            <text:p text:style-name="P98"/>
            <text:p text:style-name="P98">console.log(A1.values().find((x) =&gt; x &gt; 3)); 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109">console.log(A1.values().take(2).forEach((el, i) =&gt; </text:p>
            <text:p text:style-name="P109"><text:s text:c="2"/>console.log(i+": "+el)));</text:p>
            <text:p text:style-name="P98">// "0 : 1", "1 : 2"</text:p>
            <text:p text:style-name="P98"/>
            <text:p text:style-name="P110">A1.values().map((x) =&gt; x * 2);</text:p>
            <text:p text:style-name="P111">// Iterator<text:span text:style-name="T66">&lt;any&gt;</text:span> { 2, 4, 6, 8, 10, 12 }</text:p>
            <text:p text:style-name="P98"/>
            <text:p text:style-name="P102">console.log(A1.values().reduce((ac, it) =&gt; (ac + it), 0));</text:p>
            <text:p text:style-name="P102">// 21</text:p>
          </table:table-cell>
        </table:table-row>
      </table:table>
      <text:p text:style-name="P112"/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113">Iterator methods <text:span text:style-name="T71">2</text:span></text:p>
          </table:table-cell>
          <table:table-cell table:style-name="Table13.B1" office:value-type="string">
            <text:p text:style-name="P113">Iterator methods samples <text:span text:style-name="T72">2</text:span></text:p>
          </table:table-cell>
        </table:table-row>
        <table:table-row>
          <table:table-cell table:style-name="Table13.A2" office:value-type="string">
            <text:p text:style-name="P114"/>
            <text:p text:style-name="P114">Iterator.prototype.s<text:span text:style-name="T73">o</text:span>me(callbackFn(Element, index));</text:p>
            <text:p text:style-name="P114"/>
            <text:p text:style-name="P114">Iterator.prototype.take(limit);</text:p>
            <text:p text:style-name="P114"/>
            <text:p text:style-name="P114">Iterator.prototype.toArray();</text:p>
            <text:p text:style-name="P114"><text:s text:c="2"/>Equivalent to Array.from(iterator) and [...iterator]</text:p>
            <text:p text:style-name="P114"/>
            <text:p text:style-name="P114">Iterator.prototype[Symbol.dispose]();</text:p>
            <text:p text:style-name="P114"/>
            <text:p text:style-name="P114">Iterator.prototype[Symbol.iterator]();</text:p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</table:table-cell>
          <table:table-cell table:style-name="Table13.B2" office:value-type="string">
            <text:p text:style-name="P114"/>
            <text:p text:style-name="P114">console.log(A1.values().some((x) =&gt; x &gt; 3)); // true</text:p>
            <text:p text:style-name="P114">console.log(A1.values().some((x) =&gt; x &gt; 6)); // false</text:p>
            <text:p text:style-name="P114"/>
            <text:p text:style-name="P114">A1.values().take(3); // Iterator<text:span text:style-name="T66">&lt;any&gt;</text:span> { 1, 2, 3 }</text:p>
            <text:p text:style-name="P114"/>
            <text:p text:style-name="P114">console.log(A1.values().toArray()); <text:span text:style-name="T74">//Array(6) [1,2,3,4,5,6]</text:span></text:p>
          </table:table-cell>
        </table:table-row>
      </table:table>
      <text:p text:style-name="P115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16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17"/>
            <text:p text:style-name="P118">X</text:p>
            <text:p text:style-name="P119"/>
          </table:table-cell>
          <table:table-cell table:style-name="Table10.A2" table:number-rows-spanned="3" office:value-type="string">
            <text:p text:style-name="P118">Y</text:p>
          </table:table-cell>
          <table:table-cell table:style-name="Table10.A2" office:value-type="string">
            <text:p text:style-name="P120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20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75">strict</text:span></text:span><text:span text:style-name="Source_20_Text"><text:span text:style-name="T14"> equality</text:span></text:span></text:a></text:p>
          </table:table-cell>
          <table:table-cell table:style-name="Table10.A2" office:value-type="string">
            <text:p text:style-name="P121"><text:a xlink:type="simple" xlink:href="https://tc39.es/ecma262/multipage/abstract-operations.html#sec-samevalue" text:style-name="Internet_20_link" text:visited-style-name="Visited_20_Internet_20_Link"><text:span text:style-name="Source_20_Text"><text:span text:style-name="T76">Same-value</text:span></text:span></text:a></text:p>
          </table:table-cell>
          <table:table-cell table:style-name="Table10.F2" office:value-type="string">
            <text:p text:style-name="P121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76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22"><text:span text:style-name="Source_20_Text"><text:span text:style-name="T77">X </text:span></text:span><text:span text:style-name="Source_20_Text"><text:span text:style-name="T76">== </text:span></text:span><text:span text:style-name="Source_20_Text"><text:span text:style-name="T77">Y</text:span></text:span></text:p>
          </table:table-cell>
          <table:table-cell table:style-name="Table10.A2" table:number-rows-spanned="2" office:value-type="string">
            <text:p text:style-name="P122"><text:span text:style-name="Source_20_Text"><text:span text:style-name="T77">X </text:span></text:span><text:span text:style-name="Source_20_Text"><text:span text:style-name="T76">=== </text:span></text:span><text:span text:style-name="Source_20_Text"><text:span text:style-name="T77">Y</text:span></text:span></text:p>
          </table:table-cell>
          <table:table-cell table:style-name="Table10.A2" table:number-rows-spanned="2" office:value-type="string">
            <text:p text:style-name="P122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78">Object.is(</text:span></text:span><text:span text:style-name="Source_20_Text"><text:span text:style-name="T79">X</text:span></text:span><text:span text:style-name="Source_20_Text"><text:span text:style-name="T78">, </text:span></text:span><text:span text:style-name="Source_20_Text"><text:span text:style-name="T79">Y</text:span></text:span><text:span text:style-name="Source_20_Text"><text:span text:style-name="T78">)</text:span></text:span></text:a></text:p>
          </table:table-cell>
          <table:table-cell table:style-name="Table10.F2" office:value-type="string">
            <text:p text:style-name="P122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80">[</text:span></text:span><text:span text:style-name="Source_20_Text"><text:span text:style-name="T81">X</text:span></text:span><text:span text:style-name="Source_20_Text"><text:span text:style-name="T80">].includes(</text:span></text:span><text:span text:style-name="Source_20_Text"><text:span text:style-name="T81">Y</text:span></text:span><text:span text:style-name="Source_20_Text"><text:span text:style-name="T80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23"><text:span text:style-name="Source_20_Text"><text:span text:style-name="T82">X === Y</text:span></text:span><text:span text:style-name="Source_20_Text"><text:span text:style-name="T83"> || (</text:span></text:span><text:span text:style-name="Source_20_Text"><text:span text:style-name="T82">X</text:span></text:span><text:span text:style-name="Source_20_Text"><text:span text:style-name="T83"> !== </text:span></text:span><text:span text:style-name="Source_20_Text"><text:span text:style-name="T82">X</text:span></text:span><text:span text:style-name="Source_20_Text"><text:span text:style-name="T83"> &amp;&amp; </text:span></text:span><text:span text:style-name="Source_20_Text"><text:span text:style-name="T82">Y</text:span></text:span><text:span text:style-name="Source_20_Text"><text:span text:style-name="T83"> !== </text:span></text:span><text:span text:style-name="Source_20_Text"><text:span text:style-name="T82">Y</text:span></text:span><text:span text:style-name="Source_20_Text"><text:span text:style-name="T83">)</text:span></text:span></text:p>
          </table:table-cell>
        </table:table-row>
        <table:table-row>
          <table:table-cell table:style-name="Table10.A5" office:value-type="string">
            <text:p text:style-name="P124"><text:span text:style-name="Source_20_Text"><text:span text:style-name="T84">undefined</text:span></text:span></text:p>
          </table:table-cell>
          <table:table-cell table:style-name="Table10.B5" office:value-type="string">
            <text:p text:style-name="P124"><text:span text:style-name="Source_20_Text"><text:span text:style-name="T84">undefined</text:span></text:span></text:p>
          </table:table-cell>
          <table:table-cell table:style-name="Table10.C5" office:value-type="string">
            <text:p text:style-name="P125"><text:span text:style-name="Source_20_Text"><text:span text:style-name="T84">✅ true </text:span></text:span></text:p>
          </table:table-cell>
          <table:table-cell table:style-name="Table10.D5" office:value-type="string">
            <text:p text:style-name="P125"><text:span text:style-name="Source_20_Text"><text:span text:style-name="T84">✅ true </text:span></text:span></text:p>
          </table:table-cell>
          <table:table-cell table:style-name="Table10.E5" office:value-type="string">
            <text:p text:style-name="P125"><text:span text:style-name="Source_20_Text"><text:span text:style-name="T84">✅ true </text:span></text:span></text:p>
          </table:table-cell>
          <table:table-cell table:style-name="Table10.F5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ull</text:span></text:span></text:p>
          </table:table-cell>
          <table:table-cell table:style-name="Table10.B6" office:value-type="string">
            <text:p text:style-name="P124"><text:span text:style-name="Source_20_Text"><text:span text:style-name="T84">null</text:span></text:span></text:p>
          </table:table-cell>
          <table:table-cell table:style-name="Table10.C6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6" office:value-type="string">
            <text:p text:style-name="P125"><text:span text:style-name="Source_20_Text"><text:span text:style-name="T84">✅ true </text:span></text:span></text:p>
          </table:table-cell>
          <table:table-cell table:style-name="Table10.F6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true</text:span></text:span></text:p>
          </table:table-cell>
          <table:table-cell table:style-name="Table10.B6" office:value-type="string">
            <text:p text:style-name="P124"><text:span text:style-name="Source_20_Text"><text:span text:style-name="T84">true</text:span></text:span></text:p>
          </table:table-cell>
          <table:table-cell table:style-name="Table10.C7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7" office:value-type="string">
            <text:p text:style-name="P125"><text:span text:style-name="Source_20_Text"><text:span text:style-name="T84">✅ true </text:span></text:span></text:p>
          </table:table-cell>
          <table:table-cell table:style-name="Table10.F7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false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8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8" office:value-type="string">
            <text:p text:style-name="P125"><text:span text:style-name="Source_20_Text"><text:span text:style-name="T84">✅ true </text:span></text:span></text:p>
          </table:table-cell>
          <table:table-cell table:style-name="Table10.F8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foo"</text:span></text:span></text:p>
          </table:table-cell>
          <table:table-cell table:style-name="Table10.B6" office:value-type="string">
            <text:p text:style-name="P124"><text:span text:style-name="Source_20_Text"><text:span text:style-name="T84">"foo"</text:span></text:span></text:p>
          </table:table-cell>
          <table:table-cell table:style-name="Table10.C9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9" office:value-type="string">
            <text:p text:style-name="P125"><text:span text:style-name="Source_20_Text"><text:span text:style-name="T84">✅ true </text:span></text:span></text:p>
          </table:table-cell>
          <table:table-cell table:style-name="Table10.F9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0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0" office:value-type="string">
            <text:p text:style-name="P125"><text:span text:style-name="Source_20_Text"><text:span text:style-name="T84">✅ true </text:span></text:span></text:p>
          </table:table-cell>
          <table:table-cell table:style-name="Table10.F10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+0</text:span></text:span></text:p>
          </table:table-cell>
          <table:table-cell table:style-name="Table10.B6" office:value-type="string">
            <text:p text:style-name="P124"><text:span text:style-name="Source_20_Text"><text:span text:style-name="T84">-0</text:span></text:span></text:p>
          </table:table-cell>
          <table:table-cell table:style-name="Table10.C11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1" office:value-type="string">
            <text:p text:style-name="P125"><text:span text:style-name="Source_20_Text"><text:span text:style-name="T84">❌ false</text:span></text:span></text:p>
          </table:table-cell>
          <table:table-cell table:style-name="Table10.F11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+0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2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2" office:value-type="string">
            <text:p text:style-name="P125"><text:span text:style-name="Source_20_Text"><text:span text:style-name="T84">✅ true </text:span></text:span></text:p>
          </table:table-cell>
          <table:table-cell table:style-name="Table10.F12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-0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3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3" office:value-type="string">
            <text:p text:style-name="P125"><text:span text:style-name="Source_20_Text"><text:span text:style-name="T84">❌ false</text:span></text:span></text:p>
          </table:table-cell>
          <table:table-cell table:style-name="Table10.F13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n</text:span></text:span></text:p>
          </table:table-cell>
          <table:table-cell table:style-name="Table10.B6" office:value-type="string">
            <text:p text:style-name="P124"><text:span text:style-name="Source_20_Text"><text:span text:style-name="T84">-0n</text:span></text:span></text:p>
          </table:table-cell>
          <table:table-cell table:style-name="Table10.C14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4" office:value-type="string">
            <text:p text:style-name="P125"><text:span text:style-name="Source_20_Text"><text:span text:style-name="T84">✅ true </text:span></text:span></text:p>
          </table:table-cell>
          <table:table-cell table:style-name="Table10.F14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15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5" office:value-type="string">
            <text:p text:style-name="P125"><text:span text:style-name="Source_20_Text"><text:span text:style-name="T84">❌ false</text:span></text:span></text:p>
          </table:table-cell>
          <table:table-cell table:style-name="Table10.F15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"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16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6" office:value-type="string">
            <text:p text:style-name="P125"><text:span text:style-name="Source_20_Text"><text:span text:style-name="T84">❌ false</text:span></text:span></text:p>
          </table:table-cell>
          <table:table-cell table:style-name="Table10.F16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"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7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7" office:value-type="string">
            <text:p text:style-name="P125"><text:span text:style-name="Source_20_Text"><text:span text:style-name="T84">❌ false</text:span></text:span></text:p>
          </table:table-cell>
          <table:table-cell table:style-name="Table10.F17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0"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8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8" office:value-type="string">
            <text:p text:style-name="P125"><text:span text:style-name="Source_20_Text"><text:span text:style-name="T84">❌ false</text:span></text:span></text:p>
          </table:table-cell>
          <table:table-cell table:style-name="Table10.F18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17"</text:span></text:span></text:p>
          </table:table-cell>
          <table:table-cell table:style-name="Table10.B6" office:value-type="string">
            <text:p text:style-name="P124"><text:span text:style-name="Source_20_Text"><text:span text:style-name="T84">17</text:span></text:span></text:p>
          </table:table-cell>
          <table:table-cell table:style-name="Table10.C19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9" office:value-type="string">
            <text:p text:style-name="P125"><text:span text:style-name="Source_20_Text"><text:span text:style-name="T84">❌ false</text:span></text:span></text:p>
          </table:table-cell>
          <table:table-cell table:style-name="Table10.F19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[1, 2]</text:span></text:span></text:p>
          </table:table-cell>
          <table:table-cell table:style-name="Table10.B6" office:value-type="string">
            <text:p text:style-name="P124"><text:span text:style-name="Source_20_Text"><text:span text:style-name="T84">"1,2"</text:span></text:span></text:p>
          </table:table-cell>
          <table:table-cell table:style-name="Table10.C20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0" office:value-type="string">
            <text:p text:style-name="P125"><text:span text:style-name="Source_20_Text"><text:span text:style-name="T84">❌ false</text:span></text:span></text:p>
          </table:table-cell>
          <table:table-cell table:style-name="Table10.F20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ew String("foo")</text:span></text:span></text:p>
          </table:table-cell>
          <table:table-cell table:style-name="Table10.B6" office:value-type="string">
            <text:p text:style-name="P124"><text:span text:style-name="Source_20_Text"><text:span text:style-name="T84">"foo"</text:span></text:span></text:p>
          </table:table-cell>
          <table:table-cell table:style-name="Table10.C21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1" office:value-type="string">
            <text:p text:style-name="P125"><text:span text:style-name="Source_20_Text"><text:span text:style-name="T84">❌ false</text:span></text:span></text:p>
          </table:table-cell>
          <table:table-cell table:style-name="Table10.F21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ull</text:span></text:span></text:p>
          </table:table-cell>
          <table:table-cell table:style-name="Table10.B6" office:value-type="string">
            <text:p text:style-name="P124"><text:span text:style-name="Source_20_Text"><text:span text:style-name="T84">undefined</text:span></text:span></text:p>
          </table:table-cell>
          <table:table-cell table:style-name="Table10.C22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2" office:value-type="string">
            <text:p text:style-name="P125"><text:span text:style-name="Source_20_Text"><text:span text:style-name="T84">❌ false</text:span></text:span></text:p>
          </table:table-cell>
          <table:table-cell table:style-name="Table10.F22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ull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23" office:value-type="string">
            <text:p text:style-name="P125"><text:span text:style-name="Source_20_Text"><text:span text:style-name="T84">❌ false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3" office:value-type="string">
            <text:p text:style-name="P125"><text:span text:style-name="Source_20_Text"><text:span text:style-name="T84">❌ false</text:span></text:span></text:p>
          </table:table-cell>
          <table:table-cell table:style-name="Table10.F23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undefined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24" office:value-type="string">
            <text:p text:style-name="P125"><text:span text:style-name="Source_20_Text"><text:span text:style-name="T84">❌ false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4" office:value-type="string">
            <text:p text:style-name="P125"><text:span text:style-name="Source_20_Text"><text:span text:style-name="T84">❌ false</text:span></text:span></text:p>
          </table:table-cell>
          <table:table-cell table:style-name="Table10.F24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{foo: "bar"}</text:span></text:span></text:p>
          </table:table-cell>
          <table:table-cell table:style-name="Table10.B6" office:value-type="string">
            <text:p text:style-name="P124"><text:span text:style-name="Source_20_Text"><text:span text:style-name="T84">{foo: "bar"}</text:span></text:span></text:p>
          </table:table-cell>
          <table:table-cell table:style-name="Table10.C25" office:value-type="string">
            <text:p text:style-name="P125"><text:span text:style-name="Source_20_Text"><text:span text:style-name="T84">❌ false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5" office:value-type="string">
            <text:p text:style-name="P125"><text:span text:style-name="Source_20_Text"><text:span text:style-name="T84">❌ false</text:span></text:span></text:p>
          </table:table-cell>
          <table:table-cell table:style-name="Table10.F25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ew String("foo")</text:span></text:span></text:p>
          </table:table-cell>
          <table:table-cell table:style-name="Table10.B6" office:value-type="string">
            <text:p text:style-name="P124"><text:span text:style-name="Source_20_Text"><text:span text:style-name="T84">new String("foo")</text:span></text:span></text:p>
          </table:table-cell>
          <table:table-cell table:style-name="Table10.C26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6" office:value-type="string">
            <text:p text:style-name="P125"><text:span text:style-name="Source_20_Text"><text:span text:style-name="T84">❌ false</text:span></text:span></text:p>
          </table:table-cell>
          <table:table-cell table:style-name="Table10.F26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null</text:span></text:span></text:p>
          </table:table-cell>
          <table:table-cell table:style-name="Table10.C27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7" office:value-type="string">
            <text:p text:style-name="P125"><text:span text:style-name="Source_20_Text"><text:span text:style-name="T84">❌ false</text:span></text:span></text:p>
          </table:table-cell>
          <table:table-cell table:style-name="Table10.F27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NaN</text:span></text:span></text:p>
          </table:table-cell>
          <table:table-cell table:style-name="Table10.C28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8" office:value-type="string">
            <text:p text:style-name="P125"><text:span text:style-name="Source_20_Text"><text:span text:style-name="T84">❌ false</text:span></text:span></text:p>
          </table:table-cell>
          <table:table-cell table:style-name="Table10.F28" office:value-type="string">
            <text:p text:style-name="P125"><text:span text:style-name="Source_20_Text"><text:span text:style-name="T84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24"><text:span text:style-name="Source_20_Text"><text:span text:style-name="T84">"foo"</text:span></text:span></text:p>
          </table:table-cell>
          <table:table-cell table:style-name="Table10.B6" office:value-type="string">
            <text:p text:style-name="P124"><text:span text:style-name="Source_20_Text"><text:span text:style-name="T84">NaN</text:span></text:span></text:p>
          </table:table-cell>
          <table:table-cell table:style-name="Table10.C29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9" office:value-type="string">
            <text:p text:style-name="P125"><text:span text:style-name="Source_20_Text"><text:span text:style-name="T84">❌ false</text:span></text:span></text:p>
          </table:table-cell>
          <table:table-cell table:style-name="Table10.F29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30" office:value-type="string">
            <text:p text:style-name="P124"><text:span text:style-name="Source_20_Text"><text:span text:style-name="T84">NaN</text:span></text:span></text:p>
          </table:table-cell>
          <table:table-cell table:style-name="Table10.B30" office:value-type="string">
            <text:p text:style-name="P124"><text:span text:style-name="Source_20_Text"><text:span text:style-name="T84">NaN</text:span></text:span></text:p>
          </table:table-cell>
          <table:table-cell table:style-name="Table10.C30" office:value-type="string">
            <text:p text:style-name="P125"><text:span text:style-name="Source_20_Text"><text:span text:style-name="T84">❌ false</text:span></text:span></text:p>
          </table:table-cell>
          <table:table-cell table:style-name="Table10.D30" office:value-type="string">
            <text:p text:style-name="P125"><text:span text:style-name="Source_20_Text"><text:span text:style-name="T84">❌ false</text:span></text:span></text:p>
          </table:table-cell>
          <table:table-cell table:style-name="Table10.E30" office:value-type="string">
            <text:p text:style-name="P125"><text:span text:style-name="Source_20_Text"><text:span text:style-name="T84">✅ true </text:span></text:span></text:p>
          </table:table-cell>
          <table:table-cell table:style-name="Table10.F30" office:value-type="string">
            <text:p text:style-name="P125"><text:span text:style-name="Source_20_Text"><text:span text:style-name="T84">✅ true </text:span></text:span></text:p>
          </table:table-cell>
        </table:table-row>
      </table:table>
      <text:p text:style-name="P126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127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27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28"/>
            <text:p text:style-name="P129">Firefox, Firefox for Android 94</text:p>
            <text:p text:style-name="P129">Chrome, Chrome Android, WebView Android 98</text:p>
            <text:p text:style-name="P129">Edge 98</text:p>
            <text:p text:style-name="P129">Opera 84</text:p>
            <text:p text:style-name="P129">Opera Android 68</text:p>
            <text:p text:style-name="P129">Safari, Safari for iOS, WebView on iOS 15.4</text:p>
            <text:p text:style-name="P129">Samsung Internet 18</text:p>
            <text:p text:style-name="P129">Deno 1.14, Node.js 17</text:p>
            <text:p text:style-name="P130">Supported in all major browsers.</text:p>
            <text:p text:style-name="P128"/>
            <text:p text:style-name="P128"/>
            <text:p text:style-name="P128">The structuredClone() <text:span text:style-name="T85">function</text:span> creates a deep clone of a given value using the structured clone algorithm.</text:p>
            <text:p text:style-name="P128"/>
            <text:p text:style-name="P128"/>
            <text:p text:style-name="P131">Usage:</text:p>
            <text:p text:style-name="P131"/>
            <text:p text:style-name="P132"><text:span text:style-name="Source_20_Text"><text:span text:style-name="T86">structuredClone(value)</text:span></text:span></text:p>
            <text:p text:style-name="P133"><text:span text:style-name="Source_20_Text"><text:span text:style-name="T14">structuredClone(value, options)</text:span></text:span></text:p>
            <text:p text:style-name="P134">Options:</text:p>
            <text:p text:style-name="P129"><text:s text:c="2"/>transfer: An array of transferable objects that will be moved rather than cloned to the returned object.</text:p>
            <text:p text:style-name="P128"/>
            <text:p text:style-name="P128"/>
            <text:p text:style-name="P135">Example:</text:p>
            <text:p text:style-name="P136"/>
            <text:p text:style-name="P136">let x = { "a": [1, 2], "b": "lorem ipsum" };</text:p>
            <text:p text:style-name="P136">let y = structuredClone(x);</text:p>
            <text:p text:style-name="P136">console.log(x <text:s text:c="5"/>=== y);<text:span text:style-name="T28"> <text:s text:c="5"/>// false</text:span></text:p>
            <text:p text:style-name="P136">console.log(x.a <text:s text:c="3"/>=== y.a);<text:span text:style-name="T28"> <text:s text:c="3"/>// false</text:span></text:p>
            <text:p text:style-name="P136">console.log(x.a[0] === y.a[0]);<text:span text:style-name="T28"> // true</text:span></text:p>
            <text:p text:style-name="P136">console.log(x.a[1] === y.a[1]);<text:span text:style-name="T28"> // true</text:span></text:p>
            <text:p text:style-name="P136">console.log(x.b <text:s text:c="3"/>=== y.b);<text:span text:style-name="T28"> <text:s text:c="3"/>// true</text:span></text:p>
            <text:p text:style-name="P137"/>
          </table:table-cell>
          <table:table-cell table:style-name="Table9.B2" office:value-type="string">
            <text:p text:style-name="P138"/>
            <text:p text:style-name="P139">Primitive types, except Symbol:</text:p>
            <text:p text:style-name="P138"/>
            <text:p text:style-name="P138">Null</text:p>
            <text:p text:style-name="P138">Undefined</text:p>
            <text:p text:style-name="P138">Boolean</text:p>
            <text:p text:style-name="P138">Number</text:p>
            <text:p text:style-name="P138">BigInt</text:p>
            <text:p text:style-name="P138">String</text:p>
            <text:p text:style-name="P138"/>
            <text:p text:style-name="P139">Object types:</text:p>
            <text:p text:style-name="P139"/>
            <text:p text:style-name="P138">Array</text:p>
            <text:p text:style-name="P138">ArrayBuffer</text:p>
            <text:p text:style-name="P138">Boolean</text:p>
            <text:p text:style-name="P138">DataView</text:p>
            <text:p text:style-name="P138">Date</text:p>
            <text:p text:style-name="P138">Map</text:p>
            <text:p text:style-name="P138">Number</text:p>
            <text:p text:style-name="P138">Object objects: but only plain objects (e.g., from object literals).</text:p>
            <text:p text:style-name="P138">RegExp <text:span text:style-name="T87">(l</text:span>astIndex is not preserved<text:span text:style-name="T87">)</text:span></text:p>
            <text:p text:style-name="P138">Set</text:p>
            <text:p text:style-name="P138">String</text:p>
            <text:p text:style-name="P138">TypedArray</text:p>
            <text:p text:style-name="P138"/>
            <text:p text:style-name="P139">Error objects:</text:p>
            <text:p text:style-name="P139"/>
            <text:p text:style-name="P140">AggregateError <text:span text:style-name="T87">(cloning not supported in every JS interpreter)</text:span></text:p>
            <text:p text:style-name="P138">Error</text:p>
            <text:p text:style-name="P138">EvalError</text:p>
            <text:p text:style-name="P138">RangeError</text:p>
            <text:p text:style-name="P138">ReferenceError</text:p>
            <text:p text:style-name="P138">SyntaxError</text:p>
            <text:p text:style-name="P138">TypeError</text:p>
            <text:p text:style-name="P138">URIError</text:p>
            <text:p text:style-name="P138"/>
          </table:table-cell>
          <table:table-cell table:style-name="Table9.C2" office:value-type="string">
            <text:p text:style-name="P141"/>
            <text:p text:style-name="P141">Web/API types:</text:p>
            <text:p text:style-name="P141"/>
            <text:p text:style-name="P142">AudioData</text:p>
            <text:p text:style-name="P142">Blob</text:p>
            <text:p text:style-name="P142">CropTarget</text:p>
            <text:p text:style-name="P142">CryptoKey</text:p>
            <text:p text:style-name="P142">DOMException: browsers must serialize the properties name and message. Other attributes may also be serialized/cloned.</text:p>
            <text:p text:style-name="P142">DOMMatrix</text:p>
            <text:p text:style-name="P142">DOMMatrixReadOnly</text:p>
            <text:p text:style-name="P142">DOMPoint</text:p>
            <text:p text:style-name="P142">DOMPointReadOnly</text:p>
            <text:p text:style-name="P142">DOMQuad</text:p>
            <text:p text:style-name="P142">DOMRect</text:p>
            <text:p text:style-name="P142">DOMRectReadOnly</text:p>
            <text:p text:style-name="P142">EncodedAudioChunk</text:p>
            <text:p text:style-name="P142">EncodedVideoChunk</text:p>
            <text:p text:style-name="P142">FencedFrameConfig</text:p>
            <text:p text:style-name="P142">File</text:p>
            <text:p text:style-name="P142">FileList</text:p>
            <text:p text:style-name="P142">FileSystemDirectoryHandle</text:p>
            <text:p text:style-name="P142">FileSystemFileHandle</text:p>
            <text:p text:style-name="P142">FileSystemHandle</text:p>
            <text:p text:style-name="P142">GPUCompilationInfo</text:p>
            <text:p text:style-name="P142">GPUCompilationMessage</text:p>
            <text:p text:style-name="P142">GPUPipelineError</text:p>
            <text:p text:style-name="P142">ImageBitmap</text:p>
            <text:p text:style-name="P142">ImageData</text:p>
            <text:p text:style-name="P142">RTCCertificate</text:p>
            <text:p text:style-name="P142">RTCEncodedAudioFrame</text:p>
            <text:p text:style-name="P142">RTCEncodedVideoFrame</text:p>
            <text:p text:style-name="P142">VideoFrame</text:p>
            <text:p text:style-name="P142">WebTransportError</text:p>
          </table:table-cell>
        </table:table-row>
      </table:table>
      <text:p text:style-name="P143"/>
      <text:p text:style-name="P14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44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44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ext:soft-page-break/>
        <table:table-row>
          <table:table-cell table:style-name="Table11.A2" office:value-type="string">
            <text:p text:style-name="P145"/>
            <text:p text:style-name="P146">const map<text:span text:style-name="T88">1</text:span> = new Map([["<text:span text:style-name="T89">DNA</text:span>", "<text:span text:style-name="T89">42</text:span>"]]);</text:p>
            <text:p text:style-name="P146"><text:line-break/>console.log(map<text:span text:style-name="T88">1</text:span>.getOrInsert("<text:span text:style-name="T89">DNA</text:span>", "<text:span text:style-name="T90">54</text:span>"));</text:p>
            <text:p text:style-name="P147">// <text:span text:style-name="T91">42</text:span></text:p>
            <text:p text:style-name="P147"/>
            <text:p text:style-name="P147">console.log(map<text:span text:style-name="T88">1</text:span>.getOrInsert("<text:span text:style-name="T89">DNA2</text:span>", "default"));<text:line-break/>// "default"</text:p>
            <text:p text:style-name="P147"/>
            <text:p text:style-name="P148">console.log(map<text:span text:style-name="T88">1</text:span>.get("<text:span text:style-name="T89">DNA</text:span><text:span text:style-name="T92">2</text:span>"));</text:p>
            <text:p text:style-name="P149">// "<text:span text:style-name="T93">default"</text:span></text:p>
            <text:p text:style-name="P145"/>
          </table:table-cell>
          <table:table-cell table:style-name="Table11.B2" office:value-type="string">
            <text:p text:style-name="P150"/>
            <text:p text:style-name="P150">const wm<text:span text:style-name="T94">1</text:span> = new WeakMap();</text:p>
            <text:p text:style-name="P150">const obj<text:span text:style-name="T95">1</text:span> = {};</text:p>
            <text:p text:style-name="P150"/>
            <text:p text:style-name="P151">console.log(wm<text:span text:style-name="T94">1</text:span>.g<text:span text:style-name="T96">e</text:span>t(obj<text:span text:style-name="T95">1</text:span>)); </text:p>
            <text:p text:style-name="P151">// undefined</text:p>
            <text:p text:style-name="P152">console.log(wm<text:span text:style-name="T94">1</text:span>.getOrInsert(obj<text:span text:style-name="T95">1</text:span>, <text:span text:style-name="T97">42</text:span>));</text:p>
            <text:p text:style-name="P152">// <text:span text:style-name="T98">42</text:span></text:p>
            <text:p text:style-name="P152">console.log(wm<text:span text:style-name="T94">1</text:span>.get(obj<text:span text:style-name="T95">1</text:span>)); </text:p>
            <text:p text:style-name="P152">// <text:span text:style-name="T98">42</text:span></text:p>
            <text:p text:style-name="P153">console.log(wm<text:span text:style-name="T94">1</text:span>.getOrInsert(obj<text:span text:style-name="T95">1</text:span>, "default")); </text:p>
            <text:p text:style-name="P153">// <text:span text:style-name="T99">42</text:span></text:p>
            <text:p text:style-name="P154">console.log(wm<text:span text:style-name="T94">1</text:span>.g<text:span text:style-name="T96">e</text:span>t(obj<text:span text:style-name="T95">1</text:span>)); </text:p>
            <text:p text:style-name="P154">// <text:span text:style-name="T100">42</text:span></text:p>
            <text:p text:style-name="P150"/>
          </table:table-cell>
        </table:table-row>
        <table:table-row>
          <table:table-cell table:style-name="Table11.A3" office:value-type="string">
            <text:p text:style-name="P155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44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45"/>
            <text:p text:style-name="P156">const map1 = new Map([["DNA", 42]]);</text:p>
            <text:p text:style-name="P156">const helperFN1 = (prop) =&gt; 54;</text:p>
            <text:p text:style-name="P156"/>
            <text:p text:style-name="P156">console.log(map1.get("DNA"));</text:p>
            <text:p text:style-name="P156">// 42</text:p>
            <text:p text:style-name="P156">console.log(map1.getOrInsertComputed("DNA", helperFN1));</text:p>
            <text:p text:style-name="P156">// 42</text:p>
            <text:p text:style-name="P156">console.log(map1.get("DNA"));</text:p>
            <text:p text:style-name="P156">// 42</text:p>
            <text:p text:style-name="P156"/>
            <text:p text:style-name="P156">console.log(map1.getOrInsert("DNA2", helperFN1("DNA2")));</text:p>
            <text:p text:style-name="P156">// 54</text:p>
            <text:p text:style-name="P156">console.log(map1.getOrInsertComputed("DNA2", helperFN1));</text:p>
            <text:p text:style-name="P156">// 54</text:p>
            <text:p text:style-name="P156">console.log(map1.get("DNA2"));</text:p>
            <text:p text:style-name="P156">// 54</text:p>
            <text:p text:style-name="P156"/>
          </table:table-cell>
          <table:table-cell table:style-name="Table11.B4" office:value-type="string">
            <text:p text:style-name="P157"/>
            <text:p text:style-name="P157">const weakmap1 = new WeakMap();</text:p>
            <text:p text:style-name="P157">const obj1 = {};</text:p>
            <text:p text:style-name="P157">const obj2 = {};</text:p>
            <text:p text:style-name="P157">const helperFN1 = (prop) =&gt; 54;</text:p>
            <text:p text:style-name="P157"/>
            <text:p text:style-name="P157">console.log(weakmap1.get(obj1));</text:p>
            <text:p text:style-name="P157">// undefined</text:p>
            <text:p text:style-name="P157">console.log(weakmap1.getOrInsert(obj1, 42));</text:p>
            <text:p text:style-name="P157">// 42</text:p>
            <text:p text:style-name="P157">console.log(weakmap1.getOrInsertComputed(obj1, helperFN1));</text:p>
            <text:p text:style-name="P157">// 42</text:p>
            <text:p text:style-name="P158">console.log(weakmap1.get(obj1));</text:p>
            <text:p text:style-name="P158">// <text:span text:style-name="T101">42</text:span></text:p>
            <text:p text:style-name="P157"/>
            <text:p text:style-name="P157">console.log(weakmap1.get(obj2));</text:p>
            <text:p text:style-name="P157">// undefined</text:p>
            <text:p text:style-name="P157">console.log(weakmap1.getOrInsertComputed(obj2, helperFN1));</text:p>
            <text:p text:style-name="P157">// 54</text:p>
            <text:p text:style-name="P157">console.log(weakmap1.get(obj2));</text:p>
            <text:p text:style-name="P157">// <text:span text:style-name="T102">54</text:span></text:p>
            <text:p text:style-name="P150"/>
          </table:table-cell>
        </table:table-row>
      </table:table>
      <text:p text:style-name="P1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zigler, Ferenc</meta:initial-creator>
    <meta:creation-date>2018-01-01T17:18:00Z</meta:creation-date>
    <dc:date>2026-02-15T13:47:58.565086300</dc:date>
    <meta:print-date>2025-11-05T21:30:27.895842100</meta:print-date>
    <meta:editing-cycles>519</meta:editing-cycles>
    <meta:editing-duration>PT19H50M42S</meta:editing-duration>
    <meta:printed-by>PDF files</meta:printed-by>
    <meta:document-statistic meta:table-count="13" meta:image-count="0" meta:object-count="0" meta:page-count="13" meta:paragraph-count="887" meta:word-count="3157" meta:character-count="23917" meta:non-whitespace-character-count="21216"/>
    <meta:template xlink:type="simple" xlink:actuate="onRequest" xlink:title="" xlink:href="Normal.dotm"/>
  </office:meta>
</office:document-meta>
</file>